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300000133FC145E41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1" style:family="table">
      <style:table-properties style:width="6.5653in" fo:margin-left="0.0458in" table:align="left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text-properties officeooo:paragraph-rsid="002f5b44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e688b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f5b44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ac79c" officeooo:paragraph-rsid="002f5b44" style:font-size-asian="24pt" style:font-weight-asian="bold" style:font-size-complex="24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2f5b44" style:font-size-asian="24pt" style:font-weight-asian="bold" style:font-size-complex="24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officeooo:rsid="0042f57a" officeooo:paragraph-rsid="00387c65" fo:background-color="#ffffff"/>
    </style:style>
    <style:style style:name="P12" style:family="paragraph" style:parent-style-name="Table_20_Contents">
      <style:paragraph-properties fo:text-align="start" style:justify-single-word="false"/>
      <style:text-properties officeooo:paragraph-rsid="002f5b44"/>
    </style:style>
    <style:style style:name="P13" style:family="paragraph" style:parent-style-name="Table_20_Contents">
      <style:paragraph-properties fo:text-align="start" style:justify-single-word="false"/>
      <style:text-properties officeooo:paragraph-rsid="0033805f"/>
    </style:style>
    <style:style style:name="P14" style:family="paragraph" style:parent-style-name="Table_20_Contents">
      <style:paragraph-properties fo:text-align="center" style:justify-single-word="false"/>
      <style:text-properties officeooo:paragraph-rsid="00387c65"/>
    </style:style>
    <style:style style:name="P15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387c65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387c65" style:font-size-asian="9pt" style:font-weight-asian="normal" style:font-size-complex="9pt" style:font-weight-complex="normal"/>
    </style:style>
    <style:style style:name="P17" style:family="paragraph" style:parent-style-name="Table_20_Contents">
      <style:text-properties style:font-name="FreeMono" fo:font-size="9pt" officeooo:paragraph-rsid="00387c65" style:font-size-asian="9pt" style:font-size-complex="9pt"/>
    </style:style>
    <style:style style:name="P18" style:family="paragraph" style:parent-style-name="Table_20_Contents">
      <style:text-properties officeooo:paragraph-rsid="0033805f"/>
    </style:style>
    <style:style style:name="P19" style:family="paragraph" style:parent-style-name="Table_20_Contents">
      <style:paragraph-properties fo:text-align="center" style:justify-single-word="false"/>
      <style:text-properties officeooo:rsid="00362d9c" officeooo:paragraph-rsid="00387c65"/>
    </style:style>
    <style:style style:name="P20" style:family="paragraph" style:parent-style-name="Table_20_Contents">
      <style:text-properties officeooo:paragraph-rsid="00387c65"/>
    </style:style>
    <style:style style:name="P21" style:family="paragraph" style:parent-style-name="Standard" style:master-page-name="">
      <style:paragraph-properties fo:margin-left="0in" fo:margin-right="0in" fo:text-indent="0.1866in" style:auto-text-indent="false" style:page-number="auto"/>
      <style:text-properties officeooo:paragraph-rsid="002f5b44"/>
    </style:style>
    <style:style style:name="P22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387c65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387c65"/>
    </style:style>
    <style:style style:name="P24" style:family="paragraph" style:parent-style-name="Table_20_Contents">
      <style:text-properties officeooo:paragraph-rsid="003992c2"/>
    </style:style>
    <style:style style:name="P25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688b"/>
    </style:style>
    <style:style style:name="T3" style:family="text">
      <style:text-properties fo:color="#000000" style:text-underline-style="none" officeooo:rsid="006bbc5a" fo:background-color="#ffffff" loext:char-shading-value="0"/>
    </style:style>
    <style:style style:name="T4" style:family="text">
      <style:text-properties fo:color="#000000" style:text-underline-style="none" officeooo:rsid="00f6ed3a" fo:background-color="#ffffff" loext:char-shading-value="0"/>
    </style:style>
    <style:style style:name="T5" style:family="text">
      <style:text-properties fo:color="#000000" style:text-underline-style="none" officeooo:rsid="00fb804d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ed385" fo:background-color="#ffffff" loext:char-shading-value="0"/>
    </style:style>
    <style:style style:name="T8" style:family="text">
      <style:text-properties fo:color="#000000" style:text-underline-style="none" officeooo:rsid="000b0c15" fo:background-color="#ffffff" loext:char-shading-value="0"/>
    </style:style>
    <style:style style:name="T9" style:family="text">
      <style:text-properties fo:color="#000000" style:text-underline-style="none" officeooo:rsid="000da3fd" fo:background-color="#ffffff" loext:char-shading-value="0"/>
    </style:style>
    <style:style style:name="T10" style:family="text">
      <style:text-properties fo:color="#000000" style:text-underline-style="none" officeooo:rsid="0010acf2" fo:background-color="#ffffff" loext:char-shading-value="0"/>
    </style:style>
    <style:style style:name="T11" style:family="text">
      <style:text-properties fo:color="#000000" style:text-underline-style="none" officeooo:rsid="00125cb7" fo:background-color="#ffffff" loext:char-shading-value="0"/>
    </style:style>
    <style:style style:name="T12" style:family="text">
      <style:text-properties fo:color="#000000" officeooo:rsid="00ddbb8b"/>
    </style:style>
    <style:style style:name="T13" style:family="text">
      <style:text-properties fo:color="#000000" officeooo:rsid="002f5b44"/>
    </style:style>
    <style:style style:name="T14" style:family="text">
      <style:text-properties fo:color="#000000" style:font-name="Times New Roman" style:text-underline-style="none" officeooo:rsid="00125cb7" fo:background-color="#ffffff" loext:char-shading-value="0"/>
    </style:style>
    <style:style style:name="T15" style:family="text">
      <style:text-properties officeooo:rsid="013d0498"/>
    </style:style>
    <style:style style:name="T16" style:family="text">
      <style:text-properties officeooo:rsid="0042f57a" fo:background-color="#ffffff" loext:char-shading-value="0"/>
    </style:style>
    <style:style style:name="T17" style:family="text">
      <style:text-properties officeooo:rsid="0022f10e"/>
    </style:style>
    <style:style style:name="T18" style:family="text">
      <style:text-properties officeooo:rsid="0042f57a"/>
    </style:style>
    <style:style style:name="T19" style:family="text">
      <style:text-properties fo:language="en" fo:country="US" officeooo:rsid="0042f57a"/>
    </style:style>
    <style:style style:name="T20" style:family="text">
      <style:text-properties officeooo:rsid="002c7afd"/>
    </style:style>
    <style:style style:name="T21" style:family="text">
      <style:text-properties officeooo:rsid="003166d9"/>
    </style:style>
    <style:style style:name="T22" style:family="text">
      <style:text-properties officeooo:rsid="004c5858"/>
    </style:style>
    <style:style style:name="T23" style:family="text">
      <style:text-properties officeooo:rsid="003648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/text:p>
      <text:p text:style-name="Standard"><draw:frame draw:style-name="fr1" draw:name="Image1" text:anchor-type="paragraph" svg:x="3.2992in" svg:y="0.0134in" svg:width="0.8898in" svg:height="0.8055in" draw:z-index="3"><draw:image xlink:href="Pictures/100000000000015300000133FC145E41.jpg" xlink:type="simple" xlink:show="embed" xlink:actuate="onLoad"/></draw:frame></text:p>
      <text:p text:style-name="Standard"/>
      <text:p text:style-name="P8"/>
      <text:p text:style-name="P8"/>
      <text:p text:style-name="P8"/>
      <text:p text:style-name="P9">Registration Declaration</text:p>
      <text:p text:style-name="P7"/>
      <text:p text:style-name="P21"><text:span text:style-name="T20">We hereby declare, to all effects and purposes, that</text:span> <text:s/><text:span text:style-name="T20">the student</text:span> <text:text-input text:description="${person.name}">${person.name}</text:text-input>, n<text:span text:style-name="T20">r</text:span>. <text:text-input text:description="${person.student.number}">${person.student.number}</text:text-input>, <text:span text:style-name="T20">born in</text:span> <text:span text:style-name="T21"><text:text-input text:description="${lang.en(dates.extendedDate(person.dateOfBirthYearMonthDay))}">${lang.en(dates.extendedDate(person.dateOfBirthYearMonthDay))}</text:text-input></text:span>, <text:span text:style-name="T20">carrier of</text:span> <text:span text:style-name="T21"><text:text-input text:description="${lang.en(person.idDocumentType.localizedNameI18N)}">${lang.en(person.idDocumentType.localizedNameI18N)}</text:text-input></text:span> n<text:span text:style-name="T20">r</text:span>. <text:text-input text:description="${person.documentIdNumber}">${person.documentIdNumber}</text:text-input>, <text:text-input text:description="[#if person.female]">[#if person.female]</text:text-input><text:span text:style-name="T20">daughter</text:span><text:text-input text:description="[#elseif person.male]">[#elseif person.male]</text:text-input><text:span text:style-name="T20">son</text:span><text:text-input text:description="[/#if]">[/#if]</text:text-input> <text:span text:style-name="T20">of</text:span> <text:text-input text:description="${person.nameOfFather}">${person.nameOfFather}</text:text-input> <text:span text:style-name="T20">and of</text:span> <text:text-input text:description="person.nameOfMother"/><text:text-input text:description="${person.nameOfMother}">${person.nameOfMother}</text:text-input>, <text:span text:style-name="T20">registered with this school in the </text:span><text:span text:style-name="T20"><text:text-input text:description="${lang.en(curricularPlanInformation.degreePresentationName)}"/></text:span><text:span text:style-name="T20"><text:text-input text:description="${lang.en(curricularPlanInformation.degreePresentationName)}">${lang.en(curricularPlanInformation.degreePresentationName)}</text:text-input></text:span> <text:span text:style-name="T20">during the execution year of</text:span> <text:text-input text:description="${registration.startExecutionYear.name}">${registration.startExecutionYear.name}</text:text-input>.</text:p>
      <text:p text:style-name="P4"/>
      <text:p text:style-name="P24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<text:span text:style-name="T3">Est</text:span><text:span text:style-name="T4">a declaração</text:span><text:span text:style-name="T3"> </text:span><text:span text:style-name="T5">serve como comprovativo </text:span><text:span text:style-name="T6">para </text:span><text:span text:style-name="T7">efeitos</text:span><text:span text:style-name="T6"> de </text:span><text:span text:style-name="T7">Abono de Família</text:span><text:span text:style-name="T6">.</text:span><text:text-input text:description="[#elseif serviceRequest.documentPurposeTypeInstance.code == &quot;ADSE_ADM_SAD_SSMJ&quot;]">[#elseif serviceRequest.documentPurposeTypeInstance.code == "ADSE_ADM_SAD_SSMJ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</text:span><text:span text:style-name="T8">ADSE/</text:span><text:span text:style-name="T7">ADM/SAD/SSMJ</text:span><text:span text:style-name="T6">.</text:span><text:text-input text:description="[#elseif serviceRequest.documentPurposeTypeInstance.code == &quot;STUDY_SCHOLARSHIP&quot;]">[#elseif serviceRequest.documentPurposeTypeInstance.code == "STUDY_SCHOLARSHIP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</text:span><text:span text:style-name="T9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text:span text:style-name="T3">Est</text:span><text:span text:style-name="T4">a declaração</text:span><text:span text:style-name="T3"> </text:span><text:span text:style-name="T5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3">Est</text:span><text:span text:style-name="T4">a declaração</text:span><text:span text:style-name="T3"> </text:span><text:span text:style-name="T5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3">Est</text:span><text:span text:style-name="T4">a declaração</text:span><text:span text:style-name="T3"> </text:span><text:span text:style-name="T5">serve como comprovativo </text:span><text:span text:style-name="T6">para </text:span><text:span text:style-name="T10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3">Est</text:span><text:span text:style-name="T4">a declaração</text:span><text:span text:style-name="T3"> </text:span><text:span text:style-name="T5">serve como comprovativo </text:span><text:span text:style-name="T6">para </text:span><text:span text:style-name="T7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Segurança Social.</text:span><text:text-input text:description="[#elseif serviceRequest.documentPurposeTypeInstance.code == &quot;SCHOOL_INSURANCE&quot;]">[#elseif serviceRequest.documentPurposeTypeInstance.code == "SCHOOL_INSURANCE"]</text:text-input><text:span text:style-name="T11">Declara-se que o aluno se encontra abrangido pelo seguro escolar, através da </text:span><text:span text:style-name="T14">apólice n.º 96.53834</text:span><text:span text:style-name="T11">.</text:span><text:text-input text:description="[#elseif serviceRequest.documentPurposeTypeInstance.code == &quot;SUB23&quot;]">[#elseif serviceRequest.documentPurposeTypeInstance.code == "SUB23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</text:span><text:span text:style-name="T7">acesso ao passe «sub23@superior.tp»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3"/>
      <text:p text:style-name="P18"><text:text-input text:description="[/#if]">[/#if]</text:text-input></text:p>
      <text:p text:style-name="P12"/>
      <text:p text:style-name="P12"><text:span text:style-name="T12">Faculdade de </text:span><text:span text:style-name="T13">Medicina Veterinária</text:span><text:span text:style-name="T12"> da Universidade de Lisboa</text:span><text:span text:style-name="T18">, on the </text:span><text:span text:style-name="T19"><text:text-input text:description="${lang.en(dates.extendedDate(localizedDate.nowDate()))}">${lang.en(dates.extendedDate(localizedDate.nowDate()))}</text:text-input></text:span><text:span text:style-name="T16">.</text:span></text:p>
      <text:p text:style-name="P10"/>
      <text:p text:style-name="P20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6">O presente documento só é válido <text:soft-page-break/>com assinatura e carimbo da instituição!</text:p>
            <text:p text:style-name="P15"><text:text-input text:description="[#if hasPricetag]">[#if hasPricetag]</text:text-input></text:p>
            <text:p text:style-name="P22"><text:span text:style-name="T17">Emolumento: </text:span><text:text-input text:description="${money.total(serviceRequestPrice)}">${money.total(serviceRequestPrice)}</text:text-input></text:p>
            <text:p text:style-name="P15"><text:text-input text:description="[/#if]">[/#if]</text:text-input></text:p>
          </table:table-cell>
          <table:table-cell table:style-name="Table2.B1" office:value-type="string">
            <text:p text:style-name="P19"><text:span text:style-name="T22">Divisão</text:span> Académica,</text:p>
            <text:p text:style-name="P19"><text:soft-page-break/>O(<text:span text:style-name="T23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1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4"/>
          </table:table-cell>
        </table:table-row>
      </table:table>
      <text:p text:style-name="P20"><text:text-input text:description="[#else]">[#else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3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5"><text:text-input text:description="[#if hasPricetag]">[#if hasPricetag]</text:text-input></text:p>
            <text:p text:style-name="P22"><text:span text:style-name="T17">Emolumento: </text:span><text:text-input text:description="${money.total(serviceRequestPrice)}">${money.total(serviceRequestPrice)}</text:text-input></text:p>
            <text:p text:style-name="P17"><text:text-input text:description="[/#if]">[/#if]</text:text-input></text:p>
          </table:table-cell>
          <table:table-cell table:style-name="Table1.A2" office:value-type="string">
            <text:p text:style-name="P11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4"><text:text-input text:description="${documentSignature.responsibleName}">${documentSignature.responsibleName}</text:text-input></text:p>
          </table:table-cell>
        </table:table-row>
      </table:table>
      <text:p text:style-name="Standard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e688b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688b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Veterin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31T12:11:55.529889864</dc:date>
    <meta:editing-duration>PT1H8M26S</meta:editing-duration>
    <meta:editing-cycles>36</meta:editing-cycles>
    <meta:generator>LibreOffice/4.2.8.2$Linux_X86_64 LibreOffice_project/420m0$Build-2</meta:generator>
    <meta:document-statistic meta:table-count="3" meta:image-count="2" meta:object-count="0" meta:page-count="2" meta:paragraph-count="23" meta:word-count="380" meta:character-count="3237" meta:non-whitespace-character-count="3005"/>
  </office:meta>
</office:document-meta>
</file>